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詞性代號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詞性代號</text:p>
          </table:table-cell>
          <table:table-cell office:value-type="string" table:style-name="ce2">
            <text:p>正確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不標示</text:p>
          </table:table-cell>
          <table:table-cell table:number-columns-repeated="1638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2">
            <text:p>介</text:p>
          </table:table-cell>
          <table:table-cell table:number-columns-repeated="1638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2">
            <text:p>代</text:p>
          </table:table-cell>
          <table:table-cell table:number-columns-repeated="1638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2">
            <text:p>名</text:p>
          </table:table-cell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2">
            <text:p>位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2">
            <text:p>助</text:p>
          </table:table-cell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2">
            <text:p>形</text:p>
          </table:table-cell>
          <table:table-cell table:number-columns-repeated="1638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2">
            <text:p>時</text:p>
          </table:table-cell>
          <table:table-cell table:number-columns-repeated="1638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2">
            <text:p>副</text:p>
          </table:table-cell>
          <table:table-cell table:number-columns-repeated="1638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2">
            <text:p>動</text:p>
          </table:table-cell>
          <table:table-cell table:number-columns-repeated="1638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2">
            <text:p>連</text:p>
          </table:table-cell>
          <table:table-cell table:number-columns-repeated="16382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2">
            <text:p>量</text:p>
          </table:table-cell>
          <table:table-cell table:number-columns-repeated="16382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2">
            <text:p>嘆</text:p>
          </table:table-cell>
          <table:table-cell table:number-columns-repeated="1638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2">
            <text:p>態</text:p>
          </table:table-cell>
          <table:table-cell table:number-columns-repeated="16382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2">
            <text:p>疑</text:p>
          </table:table-cell>
          <table:table-cell table:number-columns-repeated="16382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2">
            <text:p>數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2">
            <text:p>數量</text:p>
          </table:table-cell>
          <table:table-cell office:value-type="string" table:style-name="ce4">
            <text:p>已不用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2">
            <text:p>熟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2">
            <text:p>聲</text:p>
          </table:table-cell>
          <table:table-cell table:number-columns-repeated="16382" table:style-name="ce1"/>
        </table:table-row>
        <table:table-row table:number-rows-repeated="1048556" table:style-name="ro2">
          <table:table-cell table:number-columns-repeated="16384"/>
        </table:table-row>
      </table:table>
      <table:table table:name="文白屬性" table:style-name="ta1">
        <table:table-column table:style-name="co1" table:number-columns-repeated="16384" table:default-cell-style-name="ce1"/>
        <table:table-row table:style-name="ro2">
          <table:table-cell office:value-type="string" table:style-name="ce1">
            <text:p>編號</text:p>
          </table:table-cell>
          <table:table-cell office:value-type="string" table:style-name="ce1">
            <text:p>屬性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複音詞或本典只收一音，不標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文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白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俗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替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1</meta:generator>
    <meta:initial-creator>周雅惠</meta:initial-creator>
    <dc:creator>周雅惠</dc:creator>
    <meta:creation-date>2022-11-09T02:40:52Z</meta:creation-date>
    <dc:date>2022-11-09T02:47:05Z</dc:date>
  </office:meta>
</office:document-meta>
</file>